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639cm" fo:min-width="27.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48cm" fo:min-width="0.19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131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786cm"/>
    </style:style>
    <style:style style:name="gr7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713cm" fo:min-width="2.346cm"/>
    </style:style>
    <style:style style:name="gr8" style:family="graphic" style:parent-style-name="standard">
      <style:graphic-properties svg:stroke-color="#66ff00" draw:fill="solid" draw:fill-color="#66ff66" draw:textarea-horizontal-align="justify" draw:textarea-vertical-align="middle" draw:auto-grow-height="false" fo:min-height="0.088cm" fo:min-width="0.171cm"/>
    </style:style>
    <style:style style:name="gr9" style:family="graphic" style:parent-style-name="standard">
      <style:graphic-properties svg:stroke-color="#66ff00" draw:fill="solid" draw:fill-color="#66ff66" draw:textarea-horizontal-align="justify" draw:textarea-vertical-align="middle" draw:auto-grow-height="false" fo:min-height="0cm" fo:min-width="0.171cm"/>
    </style:style>
    <style:style style:name="gr10" style:family="graphic" style:parent-style-name="standard">
      <style:graphic-properties draw:fill="solid" draw:fill-color="#c5000b" draw:textarea-horizontal-align="justify" draw:textarea-vertical-align="middle" draw:auto-grow-height="false" fo:min-height="0.413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7.2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639cm" fo:min-width="27.2cm"/>
    </style:style>
    <style:style style:name="gr14" style:family="graphic" style:parent-style-name="standard">
      <style:graphic-properties svg:stroke-color="#b2b2b2" draw:fill="none" draw:textarea-horizontal-align="justify" draw:textarea-vertical-align="middle" draw:auto-grow-height="false" fo:min-height="0.348cm" fo:min-width="0.198cm"/>
    </style:style>
    <style:style style:name="gr15" style:family="graphic" style:parent-style-name="standard">
      <style:graphic-properties svg:stroke-color="#b2b2b2" draw:fill="none" draw:textarea-horizontal-align="justify" draw:textarea-vertical-align="middle" draw:auto-grow-height="false" fo:min-height="0.131cm" fo:min-width="0cm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337cm" fo:min-width="27.2cm"/>
    </style:style>
    <style:style style:name="gr1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131cm" fo:min-width="1.6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221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131cm" fo:min-width="1.6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269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131cm" fo:min-width="0.161cm"/>
    </style:style>
    <style:style style:name="gr23" style:family="graphic" style:parent-style-name="standard">
      <style:graphic-properties svg:stroke-color="#cccccc" draw:fill="solid" draw:fill-color="#dddddd" draw:textarea-horizontal-align="justify" draw:textarea-vertical-align="middle" draw:auto-grow-height="false" fo:min-height="17.353cm" fo:min-width="27.2cm"/>
    </style:style>
    <style:style style:name="gr2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323cm" fo:min-width="1.745cm" fo:padding-right="0.864cm" fo:wrap-option="wrap"/>
    </style:style>
    <style:style style:name="gr2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86cm" fo:min-width="1.279cm"/>
    </style:style>
    <style:style style:name="gr2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323cm" fo:min-width="1.745cm" fo:padding-right="0.864cm" fo:wrap-option="wrap"/>
    </style:style>
    <style:style style:name="gr27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386cm" fo:min-width="1.279cm"/>
    </style:style>
    <style:style style:name="gr28" style:family="graphic" style:parent-style-name="standard">
      <style:graphic-properties svg:stroke-color="#000000" draw:textarea-horizontal-align="justify" draw:textarea-vertical-align="middle" draw:auto-grow-height="false" fo:min-height="0.639cm" fo:min-width="1.659cm"/>
    </style:style>
    <style:style style:name="gr29" style:family="graphic" style:parent-style-name="standard">
      <style:graphic-properties svg:stroke-color="#000000" draw:fill="solid" draw:fill-color="#000099" draw:auto-grow-height="false" fo:min-height="3.923cm" fo:min-width="1.26cm" fo:wrap-option="no-wrap"/>
    </style:style>
    <style:style style:name="gr30" style:family="graphic" style:parent-style-name="standard">
      <style:graphic-properties draw:fill="solid" draw:fill-color="#1c1c1c" draw:textarea-horizontal-align="justify" draw:textarea-vertical-align="middle" draw:auto-grow-height="false" fo:min-height="3.052cm" fo:min-width="3.31cm"/>
    </style:style>
    <style:style style:name="gr31" style:family="graphic" style:parent-style-name="standard">
      <style:graphic-properties svg:stroke-color="#c5000b" draw:fill="solid" draw:fill-color="#c5000b" draw:textarea-horizontal-align="justify" draw:textarea-vertical-align="middle" draw:auto-grow-height="false" fo:min-height="1.068cm" fo:min-width="0.924cm"/>
    </style:style>
    <style:style style:name="gr32" style:family="graphic" style:parent-style-name="standard">
      <style:graphic-properties svg:stroke-color="#000000" draw:fill="solid" draw:fill-color="#000000" draw:opacity="25%" draw:textarea-horizontal-align="justify" draw:textarea-vertical-align="middle" draw:auto-grow-height="false" fo:min-height="4.068cm" fo:min-width="4.58cm" draw:shadow-opacity="25%"/>
    </style:style>
    <style:style style:name="gr33" style:family="graphic" style:parent-style-name="standard">
      <style:graphic-properties svg:stroke-color="#ffff00" draw:fill="solid" draw:fill-color="#aecf00" draw:textarea-horizontal-align="justify" draw:textarea-vertical-align="middle" draw:auto-grow-height="false" fo:min-height="1.068cm" fo:min-width="0.924cm"/>
    </style:style>
    <style:style style:name="gr34" style:family="graphic" style:parent-style-name="standard">
      <style:graphic-properties svg:stroke-color="#000099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808080" draw:fill="solid" draw:fill-color="#808080" draw:auto-grow-height="false" fo:min-height="7.209cm" fo:min-width="3.123cm" fo:wrap-option="no-wrap"/>
    </style:style>
    <style:style style:name="gr36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8.613cm" fo:min-width="3.664cm"/>
    </style:style>
    <style:style style:name="gr37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639cm" fo:min-width="2.802cm"/>
    </style:style>
    <style:style style:name="gr38" style:family="graphic" style:parent-style-name="standard">
      <style:graphic-properties draw:stroke="none" svg:stroke-color="#000000" draw:fill="none" draw:fill-color="#ffffff" fo:min-height="0.581cm"/>
    </style:style>
    <style:style style:name="gr39" style:family="graphic" style:parent-style-name="standard">
      <style:graphic-properties draw:stroke="none" svg:stroke-color="#000000" draw:fill="none" draw:fill-color="#ffffff" fo:min-height="0.713cm"/>
    </style:style>
    <style:style style:name="gr40" style:family="graphic" style:parent-style-name="standard">
      <style:graphic-properties svg:stroke-color="#808080" draw:fill="solid" draw:fill-color="#808080" draw:auto-grow-height="false" fo:min-height="17.04cm" fo:min-width="3.123cm" fo:wrap-option="no-wrap"/>
    </style:style>
    <style:style style:name="gr41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8.613cm" fo:min-width="3.664cm"/>
    </style:style>
    <style:style style:name="gr42" style:family="graphic" style:parent-style-name="standard">
      <style:graphic-properties draw:textarea-horizontal-align="justify" draw:textarea-vertical-align="middle" draw:auto-grow-height="false" fo:min-height="0.639cm" fo:min-width="0.0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4" style:family="graphic" style:parent-style-name="standard">
      <style:graphic-properties svg:stroke-color="#000000" draw:opacity="0%" draw:textarea-horizontal-align="justify" draw:textarea-vertical-align="middle" draw:auto-grow-height="false" fo:min-height="0.258cm" fo:min-width="2.167cm" draw:shadow-opacity="0%"/>
    </style:style>
    <style:style style:name="gr45" style:family="graphic" style:parent-style-name="standard">
      <style:graphic-properties svg:stroke-color="#000000" draw:marker-start="Arrow" draw:marker-start-width="0.3cm" draw:fill="solid" draw:fill-color="#000000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47" style:family="graphic" style:parent-style-name="standard">
      <style:graphic-properties draw:stroke="none" svg:stroke-color="#000000" draw:fill="none" draw:fill-color="#ffffff" fo:min-height="0.766cm"/>
    </style:style>
    <style:style style:name="gr48" style:family="graphic" style:parent-style-name="standard">
      <style:graphic-properties draw:stroke="none" svg:stroke-color="#000000" draw:fill="none" draw:fill-color="#ffffff" fo:min-height="0.512cm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008cm"/>
    </style:style>
    <style:style style:name="gr50" style:family="graphic" style:parent-style-name="standard">
      <style:graphic-properties svg:stroke-color="#cccccc" draw:fill="solid" draw:fill-color="#808080" draw:auto-grow-height="false" fo:min-height="16.558cm" fo:min-width="3.123cm" fo:wrap-option="no-wrap"/>
    </style:style>
    <style:style style:name="gr51" style:family="graphic" style:parent-style-name="standard">
      <style:graphic-properties svg:stroke-color="#b2b2b2" draw:fill="solid" draw:fill-color="#808080" draw:auto-grow-height="false" fo:min-height="16.269cm" fo:min-width="4.272cm" fo:wrap-option="no-wrap"/>
    </style:style>
    <style:style style:name="gr52" style:family="graphic" style:parent-style-name="standard">
      <style:graphic-properties svg:stroke-color="#000000" draw:textarea-horizontal-align="justify" draw:textarea-vertical-align="middle" draw:auto-grow-height="false" fo:min-height="0.846cm" fo:min-width="2.294cm"/>
    </style:style>
    <style:style style:name="gr53" style:family="graphic" style:parent-style-name="standard">
      <style:graphic-properties svg:stroke-color="#000000" draw:fill="solid" draw:fill-color="#000099" draw:auto-grow-height="false" fo:min-height="4.869cm" fo:min-width="1.778cm" fo:wrap-option="no-wrap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55" style:family="graphic" style:parent-style-name="standard">
      <style:graphic-properties svg:stroke-color="#000099" draw:fill="solid" draw:fill-color="#000099" draw:textarea-horizontal-align="justify" draw:textarea-vertical-align="middle" draw:auto-grow-height="false" fo:min-height="0.766cm" fo:min-width="2.04cm"/>
    </style:style>
    <style:style style:name="gr56" style:family="graphic" style:parent-style-name="standard">
      <style:graphic-properties svg:stroke-color="#000099" draw:fill="solid" draw:fill-color="#000000" draw:textarea-horizontal-align="justify" draw:textarea-vertical-align="middle" draw:auto-grow-height="false" fo:min-height="0.787cm" fo:min-width="0cm"/>
    </style:style>
    <style:style style:name="gr57" style:family="graphic" style:parent-style-name="standard">
      <style:graphic-properties svg:stroke-color="#000099" draw:fill="solid" draw:fill-color="#000000" draw:textarea-horizontal-align="justify" draw:textarea-vertical-align="middle" draw:auto-grow-height="false" fo:min-height="0cm" fo:min-width="0.516cm"/>
    </style:style>
    <style:style style:name="gr58" style:family="graphic" style:parent-style-name="standard">
      <style:graphic-properties svg:stroke-color="#000099" draw:fill="solid" draw:fill-color="#6666ff" draw:textarea-horizontal-align="justify" draw:textarea-vertical-align="middle" draw:auto-grow-height="false" fo:min-height="0.553cm" fo:min-width="1.446cm"/>
    </style:style>
    <style:style style:name="gr59" style:family="graphic" style:parent-style-name="standard">
      <style:graphic-properties svg:stroke-color="#000099" draw:fill="solid" draw:fill-color="#6666ff" draw:textarea-horizontal-align="justify" draw:textarea-vertical-align="middle" draw:auto-grow-height="false" fo:min-height="0.021cm" fo:min-width="0cm"/>
    </style:style>
    <style:style style:name="gr60" style:family="graphic" style:parent-style-name="standard">
      <style:graphic-properties svg:stroke-color="#000099" draw:fill="solid" draw:fill-color="#6666ff" draw:textarea-horizontal-align="justify" draw:textarea-vertical-align="middle" draw:auto-grow-height="false" fo:min-height="0.258cm" fo:min-width="0.389cm"/>
    </style:style>
    <style:style style:name="gr61" style:family="graphic" style:parent-style-name="standard">
      <style:graphic-properties svg:stroke-color="#808080" draw:fill="solid" draw:fill-color="#808080" draw:auto-grow-height="false" fo:min-height="16.558cm" fo:min-width="3.123cm" fo:wrap-option="no-wrap"/>
    </style:style>
    <style:style style:name="gr62" style:family="graphic" style:parent-style-name="standard">
      <style:graphic-properties svg:stroke-color="#808080" draw:fill="solid" draw:fill-color="#808080" draw:auto-grow-height="false" fo:min-height="16.269cm" fo:min-width="4.272cm" fo:wrap-option="no-wrap"/>
    </style:style>
    <style:style style:name="gr63" style:family="graphic" style:parent-style-name="standard">
      <style:graphic-properties svg:stroke-color="#808080" draw:fill="solid" draw:fill-color="#808080" draw:auto-grow-height="false" fo:min-height="4.201cm" fo:min-width="4.346cm" fo:wrap-option="no-wrap"/>
    </style:style>
    <style:style style:name="gr64" style:family="graphic" style:parent-style-name="standard">
      <style:graphic-properties svg:stroke-color="#808080" draw:fill="solid" draw:fill-color="#808080" draw:auto-grow-height="false" fo:min-height="3.192cm" fo:min-width="4.574cm" fo:wrap-option="no-wrap"/>
    </style:style>
    <style:style style:name="gr65" style:family="graphic" style:parent-style-name="standard">
      <style:graphic-properties draw:stroke="none" svg:stroke-color="#000000" draw:fill="none" draw:fill-color="#ffffff" fo:min-height="0.747cm"/>
    </style:style>
    <style:style style:name="gr66" style:family="graphic" style:parent-style-name="standard">
      <style:graphic-properties draw:stroke="none" svg:stroke-color="#000000" draw:fill="none" draw:fill-color="#ffffff" fo:min-height="0.374cm"/>
    </style:style>
    <style:style style:name="gr6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39cm" fo:min-width="2.802cm"/>
    </style:style>
    <style:style style:name="gr68" style:family="graphic" style:parent-style-name="standard">
      <style:graphic-properties svg:stroke-color="#666666" draw:fill="solid" draw:fill-color="#666666" draw:textarea-horizontal-align="justify" draw:textarea-vertical-align="middle" draw:auto-grow-height="false" fo:min-height="0.639cm" fo:min-width="2.802cm"/>
    </style:style>
    <style:style style:name="gr69" style:family="graphic" style:parent-style-name="standard">
      <style:graphic-properties svg:stroke-color="#808080" draw:fill="solid" draw:fill-color="#666666" draw:textarea-horizontal-align="justify" draw:textarea-vertical-align="middle" draw:auto-grow-height="false" fo:min-height="0.639cm" fo:min-width="2.802cm"/>
    </style:style>
    <style:style style:name="gr70" style:family="graphic" style:parent-style-name="standard">
      <style:graphic-properties svg:stroke-color="#000000" draw:fill="solid" draw:fill-color="#004586" draw:auto-grow-height="false" fo:min-height="2.408cm" fo:min-width="5.121cm" fo:wrap-option="no-wrap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0.766cm" fo:min-width="5.723cm"/>
    </style:style>
    <style:style style:name="gr72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7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4" style:family="graphic" style:parent-style-name="standard">
      <style:graphic-properties svg:stroke-color="#000000" draw:fill="solid" draw:fill-color="#004586" draw:auto-grow-height="false" fo:min-height="1.792cm" fo:min-width="1.467cm" fo:wrap-option="no-wrap"/>
    </style:style>
    <style:style style:name="gr75" style:family="graphic" style:parent-style-name="standard">
      <style:graphic-properties svg:stroke-color="#000000" draw:textarea-horizontal-align="justify" draw:textarea-vertical-align="middle" draw:auto-grow-height="false" fo:min-height="0.36cm" fo:min-width="1.913cm"/>
    </style:style>
    <style:style style:name="gr76" style:family="graphic" style:parent-style-name="standard">
      <style:graphic-properties svg:stroke-color="#000000" draw:fill="solid" draw:fill-color="#000066" draw:auto-grow-height="false" fo:min-height="1.472cm" fo:min-width="5.079cm" fo:wrap-option="no-wrap"/>
    </style:style>
    <style:style style:name="gr77" style:family="graphic" style:parent-style-name="standard">
      <style:graphic-properties draw:textarea-horizontal-align="justify" draw:textarea-vertical-align="middle" draw:auto-grow-height="false" fo:min-height="0.94cm" fo:min-width="5.469cm"/>
    </style:style>
    <style:style style:name="gr78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29cm" fo:min-width="0.486cm"/>
    </style:style>
    <style:style style:name="gr7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76cm" fo:min-width="0cm"/>
    </style:style>
    <style:style style:name="gr8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svg:stroke-color="#000000" draw:fill="none" draw:textarea-horizontal-align="justify" draw:textarea-vertical-align="middle" draw:auto-grow-height="false" fo:min-height="0.508cm" fo:min-width="2.1cm"/>
    </style:style>
    <style:style style:name="gr82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512cm" fo:min-width="4.707cm"/>
    </style:style>
    <style:style style:name="gr83" style:family="graphic" style:parent-style-name="standard">
      <style:graphic-properties draw:stroke="none" svg:stroke-color="#000000" draw:fill="none" draw:fill-color="#ffffff" fo:min-height="0.556cm"/>
    </style:style>
    <style:style style:name="gr84" style:family="graphic" style:parent-style-name="standard">
      <style:graphic-properties draw:stroke="none" svg:stroke-color="#000000" draw:fill="none" draw:fill-color="#ffffff" fo:min-height="1.111cm"/>
    </style:style>
    <style:style style:name="gr85" style:family="graphic" style:parent-style-name="standard">
      <style:graphic-properties svg:stroke-color="#ffffff" draw:fill="solid" draw:fill-color="#ff3300" draw:textarea-horizontal-align="justify" draw:textarea-vertical-align="middle" draw:auto-grow-height="false" fo:min-height="0.512cm" fo:min-width="1.659cm"/>
    </style:style>
    <style:style style:name="gr86" style:family="graphic" style:parent-style-name="standard">
      <style:graphic-properties svg:stroke-color="#cc3300" draw:fill="solid" draw:fill-color="#ff3300" draw:textarea-horizontal-align="justify" draw:textarea-vertical-align="middle" draw:auto-grow-height="false" fo:min-height="0.258cm" fo:min-width="0.389cm"/>
    </style:style>
    <style:style style:name="gr87" style:family="graphic" style:parent-style-name="standard">
      <style:graphic-properties svg:stroke-color="#cc3300" draw:fill="solid" draw:fill-color="#ff3300" draw:textarea-horizontal-align="justify" draw:textarea-vertical-align="middle" draw:auto-grow-height="false" fo:min-height="0.385cm" fo:min-width="0.897cm"/>
    </style:style>
    <style:style style:name="gr88" style:family="graphic" style:parent-style-name="standard">
      <style:graphic-properties svg:stroke-color="#000000" draw:fill="solid" draw:fill-color="#00cc00" draw:textarea-horizontal-align="justify" draw:textarea-vertical-align="middle" draw:auto-grow-height="false" fo:min-height="0.132cm" fo:min-width="0.134cm"/>
    </style:style>
    <style:style style:name="gr89" style:family="graphic" style:parent-style-name="standard">
      <style:graphic-properties draw:fill="solid" draw:fill-color="#1c1c1c" draw:textarea-horizontal-align="justify" draw:textarea-vertical-align="middle" draw:auto-grow-height="false" fo:min-height="1.181cm" fo:min-width="1.151cm"/>
    </style:style>
    <style:style style:name="gr90" style:family="graphic" style:parent-style-name="standard">
      <style:graphic-properties svg:stroke-color="#c5000b" draw:fill="solid" draw:fill-color="#c5000b" draw:textarea-horizontal-align="justify" draw:textarea-vertical-align="middle" draw:auto-grow-height="false" fo:min-height="0.321cm" fo:min-width="0.118cm"/>
    </style:style>
    <style:style style:name="gr9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798cm" fo:min-width="0cm"/>
    </style:style>
    <style:style style:name="gr9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02cm" fo:min-width="3.183cm"/>
    </style:style>
    <style:style style:name="gr93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1.02cm" fo:min-width="3.183cm"/>
    </style:style>
    <style:style style:name="gr94" style:family="graphic" style:parent-style-name="standard">
      <style:graphic-properties svg:stroke-color="#000000" draw:textarea-horizontal-align="justify" draw:textarea-vertical-align="middle" draw:auto-grow-height="false" fo:min-height="0.512cm" fo:min-width="3.718cm"/>
    </style:style>
    <style:style style:name="gr95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169cm" fo:min-width="0.48cm"/>
    </style:style>
    <style:style style:name="gr96" style:family="graphic" style:parent-style-name="standard">
      <style:graphic-properties svg:stroke-color="#000000" draw:fill="none" draw:textarea-horizontal-align="justify" draw:textarea-vertical-align="middle" draw:auto-grow-height="false" fo:min-height="0.239cm" fo:min-width="1.913cm"/>
    </style:style>
    <style:style style:name="gr97" style:family="graphic" style:parent-style-name="standard">
      <style:graphic-properties svg:stroke-color="#000000" draw:fill="solid" draw:fill-color="#00cc00" draw:textarea-horizontal-align="justify" draw:textarea-vertical-align="middle" draw:auto-grow-height="false" fo:min-height="0.048cm" fo:min-width="0.13cm"/>
    </style:style>
    <style:style style:name="gr98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254cm" fo:min-width="0cm"/>
    </style:style>
    <style:style style:name="gr99" style:family="graphic" style:parent-style-name="standard">
      <style:graphic-properties svg:stroke-color="#000000" draw:textarea-horizontal-align="justify" draw:textarea-vertical-align="middle" draw:auto-grow-height="false" fo:min-height="0.512cm" fo:min-width="0.389cm"/>
    </style:style>
    <style:style style:name="gr100" style:family="graphic" style:parent-style-name="standard">
      <style:graphic-properties svg:stroke-color="#000000" draw:textarea-horizontal-align="justify" draw:textarea-vertical-align="middle" draw:auto-grow-height="false" fo:min-height="0.512cm" fo:min-width="2.675cm"/>
    </style:style>
    <style:style style:name="gr101" style:family="graphic" style:parent-style-name="standard">
      <style:graphic-properties svg:stroke-color="#000000" draw:textarea-horizontal-align="justify" draw:textarea-vertical-align="middle" draw:auto-grow-height="false" fo:min-height="0.11cm" fo:min-width="0cm"/>
    </style:style>
    <style:style style:name="gr102" style:family="graphic" style:parent-style-name="objectwithoutfill">
      <style:graphic-properties svg:stroke-color="#000000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48cm"/>
    </style:style>
    <style:style style:name="gr104" style:family="graphic" style:parent-style-name="standard">
      <style:graphic-properties svg:stroke-color="#000000" draw:textarea-horizontal-align="justify" draw:textarea-vertical-align="middle" draw:auto-grow-height="false" fo:min-height="0.893cm" fo:min-width="4.072cm"/>
    </style:style>
    <style:style style:name="gr105" style:family="graphic" style:parent-style-name="standard">
      <style:graphic-properties svg:stroke-color="#ffffff" draw:fill="solid" draw:fill-color="#ff3300" draw:textarea-horizontal-align="justify" draw:textarea-vertical-align="middle" draw:auto-grow-height="false" fo:min-height="0.639cm" fo:min-width="1.405cm"/>
    </style:style>
    <style:style style:name="gr10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56cm" fo:min-width="0.798cm"/>
    </style:style>
    <style:style style:name="gr10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56cm" fo:min-width="1.797cm"/>
    </style:style>
    <style:style style:name="gr108" style:family="graphic" style:parent-style-name="standard">
      <style:graphic-properties svg:stroke-color="#ffffff" draw:fill="solid" draw:fill-color="#ff3300" draw:textarea-horizontal-align="justify" draw:textarea-vertical-align="middle" draw:auto-grow-height="false" fo:min-height="0.639cm" fo:min-width="1.659cm"/>
    </style:style>
    <style:style style:name="gr10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68cm" fo:min-width="2.801cm"/>
    </style:style>
    <style:style style:name="gr110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44cm" fo:min-width="2.65cm"/>
    </style:style>
    <style:style style:name="gr1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26cm" fo:min-width="0cm"/>
    </style:style>
    <style:style style:name="gr112" style:family="graphic" style:parent-style-name="standard">
      <style:graphic-properties svg:stroke-color="#000000" draw:fill="solid" draw:fill-color="#336600" draw:auto-grow-height="false" fo:min-height="3.373cm" fo:min-width="4.012cm" fo:wrap-option="no-wrap"/>
    </style:style>
    <style:style style:name="gr113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274cm" fo:min-width="4.834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13" style:family="paragraph">
      <style:paragraph-properties fo:text-align="start"/>
      <style:text-properties fo:font-style="italic" style:font-style-asian="italic" style:font-style-complex="italic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fo:text-align="center"/>
      <style:text-properties fo:font-size="7pt" style:font-size-asian="7pt" style:font-size-complex="7pt"/>
    </style:style>
    <style:style style:name="P17" style:family="paragraph">
      <style:paragraph-properties fo:text-align="start"/>
      <style:text-properties fo:font-size="10pt" style:text-underline-style="solid" style:text-underline-width="auto" style:text-underline-color="font-color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6.246cm" svg:y1="1.481cm" svg:x2="26.5cm" svg:y2="1.481cm">
          <text:p/>
        </draw:line>
        <draw:line draw:style-name="gr5" draw:text-style-name="P1" draw:layer="layout" svg:x1="27.797cm" svg:y1="1.127cm" svg:x2="28.432cm" svg:y2="1.762cm">
          <text:p/>
        </draw:line>
        <draw:line draw:style-name="gr5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5.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46cm" svg:height="0.963cm" svg:x="12.913cm" svg:y="1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2.0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2.3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9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98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7.7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6.246cm" svg:y1="1.481cm" svg:x2="26.5cm" svg:y2="1.481cm">
          <text:p/>
        </draw:line>
        <draw:line draw:style-name="gr5" draw:text-style-name="P1" draw:layer="layout" svg:x1="27.797cm" svg:y1="1.127cm" svg:x2="28.432cm" svg:y2="1.762cm">
          <text:p/>
        </draw:line>
        <draw:line draw:style-name="gr5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5.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5.997cm" svg:height="8.996cm" svg:x="40.156cm" svg:y="5.73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3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7.7cm" svg:height="0.889cm" svg:x="1.027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6.246cm" svg:y1="1.481cm" svg:x2="26.5cm" svg:y2="1.481cm">
          <text:p/>
        </draw:line>
        <draw:line draw:style-name="gr16" draw:text-style-name="P1" draw:layer="layout" svg:x1="27.797cm" svg:y1="1.127cm" svg:x2="28.432cm" svg:y2="1.762cm">
          <text:p/>
        </draw:line>
        <draw:line draw:style-name="gr16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5.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7.7cm" svg:height="0.587cm" svg:x="1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1.1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1.4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0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0.381cm" svg:x="1.1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1.391cm" svg:y="1.817cm">
          <draw:text-box>
            <text:p><text:span text:style-name="T1">Klasse1</text:span></text:p>
          </draw:text-box>
        </draw:frame>
        <draw:custom-shape draw:style-name="gr20" draw:text-style-name="P1" draw:layer="layout" svg:width="2.159cm" svg:height="0.381cm" svg:x="3.527cm" svg:y="1.91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0.769cm" svg:height="0.624cm" svg:x="5.926cm" svg:y="1.817cm">
          <draw:text-box>
            <text:p><text:span text:style-name="T1">+</text:span></text:p>
          </draw:text-box>
        </draw:frame>
        <draw:custom-shape draw:style-name="gr22" draw:text-style-name="P1" draw:layer="layout" svg:width="0.661cm" svg:height="0.381cm" svg:x="5.9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3.792cm" svg:y="1.818cm">
          <draw:text-box>
            <text:p><text:span text:style-name="T1">Klasse2</text:span></text:p>
          </draw:text-box>
        </draw:frame>
        <draw:custom-shape draw:style-name="gr23" draw:text-style-name="P1" draw:layer="layout" svg:width="27.7cm" svg:height="17.603cm" svg:x="1cm" svg:y="2.39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7.7cm" svg:height="0.889cm" svg:x="1.027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6.246cm" svg:y1="1.481cm" svg:x2="26.5cm" svg:y2="1.481cm">
          <text:p/>
        </draw:line>
        <draw:line draw:style-name="gr16" draw:text-style-name="P1" draw:layer="layout" svg:x1="27.797cm" svg:y1="1.127cm" svg:x2="28.432cm" svg:y2="1.762cm">
          <text:p/>
        </draw:line>
        <draw:line draw:style-name="gr16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5.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7.7cm" svg:height="0.587cm" svg:x="1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1.1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1.4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0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0.381cm" svg:x="1.1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1.391cm" svg:y="1.817cm">
          <draw:text-box>
            <text:p><text:span text:style-name="T1">Klasse1</text:span></text:p>
          </draw:text-box>
        </draw:frame>
        <draw:custom-shape draw:style-name="gr20" draw:text-style-name="P1" draw:layer="layout" svg:width="2.159cm" svg:height="0.381cm" svg:x="3.527cm" svg:y="1.91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0.769cm" svg:height="0.624cm" svg:x="5.926cm" svg:y="1.817cm">
          <draw:text-box>
            <text:p><text:span text:style-name="T1">+</text:span></text:p>
          </draw:text-box>
        </draw:frame>
        <draw:custom-shape draw:style-name="gr22" draw:text-style-name="P1" draw:layer="layout" svg:width="0.661cm" svg:height="0.381cm" svg:x="5.9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3.792cm" svg:y="1.818cm">
          <draw:text-box>
            <text:p><text:span text:style-name="T1">Klasse2</text:span></text:p>
          </draw:text-box>
        </draw:frame>
        <draw:custom-shape draw:style-name="gr24" draw:text-style-name="P4" draw:layer="layout" svg:width="2.921cm" svg:height="0.635cm" svg:x="20.685cm" svg:y="1.127cm">
          <text:p text:style-name="P3"><text:span text:style-name="T1">K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78cm" svg:height="0.635cm" svg:x="22.336cm" svg:y="1.127cm">
          <text:p text:style-name="P1"><text:span text:style-name="T2">Kabe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7.7cm" svg:height="0.889cm" svg:x="1.027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6.246cm" svg:y1="1.481cm" svg:x2="26.5cm" svg:y2="1.481cm">
          <text:p/>
        </draw:line>
        <draw:line draw:style-name="gr16" draw:text-style-name="P1" draw:layer="layout" svg:x1="27.797cm" svg:y1="1.127cm" svg:x2="28.432cm" svg:y2="1.762cm">
          <text:p/>
        </draw:line>
        <draw:line draw:style-name="gr16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5.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7.7cm" svg:height="0.587cm" svg:x="1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1.1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1.4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0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0.381cm" svg:x="1.1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1.391cm" svg:y="1.817cm">
          <draw:text-box>
            <text:p><text:span text:style-name="T1">Klasse1</text:span></text:p>
          </draw:text-box>
        </draw:frame>
        <draw:custom-shape draw:style-name="gr20" draw:text-style-name="P1" draw:layer="layout" svg:width="2.159cm" svg:height="0.381cm" svg:x="3.527cm" svg:y="1.91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0.769cm" svg:height="0.624cm" svg:x="5.926cm" svg:y="1.817cm">
          <draw:text-box>
            <text:p><text:span text:style-name="T1">+</text:span></text:p>
          </draw:text-box>
        </draw:frame>
        <draw:custom-shape draw:style-name="gr22" draw:text-style-name="P1" draw:layer="layout" svg:width="0.661cm" svg:height="0.381cm" svg:x="5.9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3.792cm" svg:y="1.818cm">
          <draw:text-box>
            <text:p><text:span text:style-name="T1">Klasse2</text:span></text:p>
          </draw:text-box>
        </draw:frame>
        <draw:custom-shape draw:style-name="gr26" draw:text-style-name="P4" draw:layer="layout" svg:width="2.921cm" svg:height="0.635cm" svg:x="20.685cm" svg:y="1.127cm">
          <text:p text:style-name="P3"><text:span text:style-name="T1">K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2.336cm" svg:y="1.127cm">
          <text:p text:style-name="P1"><text:span text:style-name="T2">Kabe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159cm" svg:height="0.889cm" svg:x="7.096cm" svg:y="4.684cm">
          <text:p/>
          <draw:enhanced-geometry svg:viewBox="0 0 21600 21600" draw:type="rectangle" draw:enhanced-path="M 0 0 L 21600 0 21600 21600 0 21600 0 0 Z N"/>
        </draw:custom-shape>
        <draw:custom-shape draw:style-name="gr29" draw:layer="layout" svg:width="2.159cm" svg:height="4.572cm" svg:x="7.096cm" svg:y="5.57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  <draw:page draw:name="page6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7.7cm" svg:height="0.889cm" svg:x="1.027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6.246cm" svg:y1="1.481cm" svg:x2="26.5cm" svg:y2="1.481cm">
          <text:p/>
        </draw:line>
        <draw:line draw:style-name="gr16" draw:text-style-name="P1" draw:layer="layout" svg:x1="27.797cm" svg:y1="1.127cm" svg:x2="28.432cm" svg:y2="1.762cm">
          <text:p/>
        </draw:line>
        <draw:line draw:style-name="gr16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5.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7.7cm" svg:height="0.587cm" svg:x="1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1.1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1.4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0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2.921cm" svg:height="0.635cm" svg:x="19.485cm" svg:y="1.127cm">
          <text:p text:style-name="P3"><text:span text:style-name="T2">Klasse</text:span></text:p>
          <draw:enhanced-geometry svg:viewBox="0 0 21600 21600" draw:path-stretchpoint-x="10800" draw:path-stretchpoint-y="10800" draw:text-areas="?f3 ?f4 ?f5 ?f6" draw:type="round-rectangle" draw:modifiers="7369.811320754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78cm" svg:height="0.635cm" svg:x="21.336cm" svg:y="1.127cm">
          <text:p text:style-name="P1"><text:span text:style-name="T2">Kabe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3.137cm" svg:y="1.127cm">
          <text:p text:style-name="P1"><text:span text:style-name="T2">Event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3.81cm" svg:height="3.302cm" svg:x="10.271cm" svg:y="6.56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014cm" svg:height="1.864cm" draw:transform="rotate (-0.0270526034059124) translate (11.21cm 7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5.08cm" svg:height="4.318cm" svg:x="9.636cm" svg:y="6.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81cm" svg:height="3.302cm" svg:x="22.59cm" svg:y="6.58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014cm" svg:height="1.864cm" draw:transform="rotate (-0.0270526034059124) translate (23.529cm 7.3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5.08cm" svg:height="4.318cm" svg:x="21.955cm" svg:y="6.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127cm" svg:height="0.001cm" svg:x="-0.778cm" svg:y="8.8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layer="layout" svg:width="4.445cm" svg:height="8.281cm" draw:transform="skewX (0.00279252680319093) translate (1.047cm 2.37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1" draw:layer="layout" svg:width="4.164cm" svg:height="8.863cm" svg:x="1cm" svg:y="2.67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302cm" svg:height="0.889cm" svg:x="1.508cm" svg:y="3.13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302cm" svg:height="0.889cm" svg:x="1.508cm" svg:y="4.358cm">
          <text:p/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2.794cm" svg:height="0.831cm" svg:x="1.762cm" svg:y="2.423cm">
          <draw:text-box>
            <text:p text:style-name="P1"><text:span text:style-name="T3">Klassen</text:span></text:p>
          </draw:text-box>
        </draw:frame>
        <draw:frame draw:style-name="gr39" draw:text-style-name="P8" draw:layer="layout" svg:width="2.667cm" svg:height="0.963cm" svg:x="1.762cm" svg:y="3.286cm">
          <draw:text-box>
            <text:p text:style-name="P1"><text:span text:style-name="T1">Klasse1</text:span></text:p>
          </draw:text-box>
        </draw:frame>
        <draw:custom-shape draw:style-name="gr40" draw:layer="layout" svg:width="4.445cm" svg:height="18.112cm" draw:transform="skewX (0.00279252680319093) translate (1.051cm 2.192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9" draw:text-style-name="P8" draw:layer="layout" svg:width="2.667cm" svg:height="0.963cm" svg:x="1.762cm" svg:y="4.382cm">
          <draw:text-box>
            <text:p text:style-name="P1"><text:span text:style-name="T1">Klasse2</text:span></text:p>
          </draw:text-box>
        </draw:frame>
        <draw:custom-shape draw:style-name="gr41" draw:text-style-name="P1" draw:layer="layout" svg:width="4.164cm" svg:height="8.863cm" svg:x="1.154cm" svg:y="11.033cm">
          <text:p text:style-name="P1"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08cm" svg:height="0.889cm" svg:x="14.716cm" svg:y="6.5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08cm" svg:height="0.889cm" svg:x="21.447cm" svg:y="7.096cm">
          <text:p/>
          <draw:enhanced-geometry svg:viewBox="0 0 21600 21600" draw:type="rectangle" draw:enhanced-path="M 0 0 L 21600 0 21600 21600 0 21600 0 0 Z N"/>
        </draw:custom-shape>
        <draw:frame draw:style-name="gr43" draw:text-style-name="P2" draw:layer="layout" svg:width="2.921cm" svg:height="0.762cm" svg:x="19.215cm" svg:y="6.334cm">
          <draw:text-box>
            <text:p><text:span text:style-name="T1">Input: pushed</text:span></text:p>
          </draw:text-box>
        </draw:frame>
        <draw:custom-shape draw:style-name="gr44" draw:text-style-name="P1" draw:layer="layout" svg:width="2.667cm" svg:height="0.508cm" svg:x="14.797cm" svg:y="5.972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21.447cm" svg:y1="7.604cm" svg:x2="15.224cm" svg:y2="6.715cm">
          <text:p/>
        </draw:line>
        <draw:custom-shape draw:style-name="gr44" draw:text-style-name="P1" draw:layer="layout" svg:width="2.667cm" svg:height="0.508cm" svg:x="19.188cm" svg:y="6.434cm">
          <text:p/>
          <draw:enhanced-geometry svg:viewBox="0 0 21600 21600" draw:type="rectangle" draw:enhanced-path="M 0 0 L 21600 0 21600 21600 0 21600 0 0 Z N"/>
        </draw:custom-shape>
        <draw:frame draw:style-name="gr46" draw:text-style-name="P2" draw:layer="layout" svg:width="2.921cm" svg:height="0.997cm" svg:x="14.67cm" svg:y="5.872cm">
          <draw:text-box>
            <text:p><text:span text:style-name="T1">Output: pushed</text:span></text:p>
          </draw:text-box>
        </draw:frame>
        <draw:frame draw:style-name="gr47" draw:text-style-name="P9" draw:layer="layout" svg:width="3.302cm" svg:height="1.016cm" svg:x="1.508cm" svg:y="9.89cm">
          <draw:text-box>
            <text:p text:style-name="P9"><text:span text:style-name="T4">Filter</text:span></text:p>
          </draw:text-box>
        </draw:frame>
        <draw:frame draw:style-name="gr48" draw:text-style-name="P10" draw:layer="layout" svg:width="2.413cm" svg:height="0.763cm" svg:x="1.508cm" svg:y="11.414cm">
          <draw:text-box>
            <text:p text:style-name="P10"><text:span text:style-name="T5">Klasse1</text:span></text:p>
          </draw:text-box>
        </draw:frame>
        <draw:frame draw:style-name="gr48" draw:text-style-name="P10" draw:layer="layout" svg:width="2.413cm" svg:height="0.763cm" svg:x="1.509cm" svg:y="12.115cm">
          <draw:text-box>
            <text:p text:style-name="P10"><text:span text:style-name="T5">Klasse2</text:span></text:p>
          </draw:text-box>
        </draw:frame>
        <draw:custom-shape draw:style-name="gr49" draw:text-style-name="P1" draw:layer="layout" svg:width="0.508cm" svg:height="0.508cm" svg:x="3.921cm" svg:y="11.56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08cm" svg:height="0.508cm" svg:x="3.921cm" svg:y="12.16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508cm" svg:y1="13.954cm" svg:x2="4.81cm" svg:y2="13.954cm">
          <text:p/>
        </draw:line>
        <draw:frame draw:style-name="gr48" draw:text-style-name="P10" draw:layer="layout" svg:width="2.413cm" svg:height="0.763cm" svg:x="1.509cm" svg:y="14.415cm">
          <draw:text-box>
            <text:p text:style-name="P10"><text:span text:style-name="T5">Pushed</text:span></text:p>
          </draw:text-box>
        </draw:frame>
        <draw:custom-shape draw:style-name="gr49" draw:text-style-name="P1" draw:layer="layout" svg:width="0.508cm" svg:height="0.508cm" svg:x="3.922cm" svg:y="14.569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7.7cm" svg:height="0.889cm" svg:x="1.027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6.246cm" svg:y1="1.481cm" svg:x2="26.5cm" svg:y2="1.481cm">
          <text:p/>
        </draw:line>
        <draw:line draw:style-name="gr16" draw:text-style-name="P1" draw:layer="layout" svg:x1="27.797cm" svg:y1="1.127cm" svg:x2="28.432cm" svg:y2="1.762cm">
          <text:p/>
        </draw:line>
        <draw:line draw:style-name="gr16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5.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7.7cm" svg:height="0.587cm" svg:x="1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1.1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1.4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0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0.381cm" svg:x="1.1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1.391cm" svg:y="1.817cm">
          <draw:text-box>
            <text:p><text:span text:style-name="T1">Klasse1</text:span></text:p>
          </draw:text-box>
        </draw:frame>
        <draw:custom-shape draw:style-name="gr20" draw:text-style-name="P1" draw:layer="layout" svg:width="2.159cm" svg:height="0.381cm" svg:x="3.527cm" svg:y="1.91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0.769cm" svg:height="0.624cm" svg:x="5.926cm" svg:y="1.817cm">
          <draw:text-box>
            <text:p><text:span text:style-name="T1">+</text:span></text:p>
          </draw:text-box>
        </draw:frame>
        <draw:custom-shape draw:style-name="gr22" draw:text-style-name="P1" draw:layer="layout" svg:width="0.661cm" svg:height="0.381cm" svg:x="5.9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3.792cm" svg:y="1.818cm">
          <draw:text-box>
            <text:p><text:span text:style-name="T1">Klasse2</text:span></text:p>
          </draw:text-box>
        </draw:frame>
        <draw:custom-shape draw:style-name="gr26" draw:text-style-name="P6" draw:layer="layout" svg:width="2.921cm" svg:height="0.635cm" svg:x="19.485cm" svg:y="1.127cm">
          <text:p text:style-name="P3"><text:span text:style-name="T2">K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1.336cm" svg:y="1.127cm">
          <text:p text:style-name="P1"><text:span text:style-name="T2">Kabe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3.137cm" svg:y="1.127cm">
          <text:p text:style-name="P1"><text:span text:style-name="T2">Event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7.7cm" svg:height="17.603cm" svg:x="1cm" svg:y="2.397cm">
          <text:p/>
          <draw:enhanced-geometry svg:viewBox="0 0 21600 21600" draw:type="rectangle" draw:enhanced-path="M 0 0 L 21600 0 21600 21600 0 21600 0 0 Z N"/>
        </draw:custom-shape>
        <draw:custom-shape draw:style-name="gr50" draw:layer="layout" svg:width="4.445cm" svg:height="17.63cm" draw:transform="skewX (0.00279252680319093) translate (1.047cm 2.37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1" draw:layer="layout" svg:width="5.856cm" svg:height="17.603cm" svg:x="22.844cm" svg:y="2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  <draw:page draw:name="page8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7.7cm" svg:height="0.889cm" svg:x="1.027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6.246cm" svg:y1="1.481cm" svg:x2="26.5cm" svg:y2="1.481cm">
          <text:p/>
        </draw:line>
        <draw:line draw:style-name="gr16" draw:text-style-name="P1" draw:layer="layout" svg:x1="27.797cm" svg:y1="1.127cm" svg:x2="28.432cm" svg:y2="1.762cm">
          <text:p/>
        </draw:line>
        <draw:line draw:style-name="gr16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5.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7.7cm" svg:height="0.587cm" svg:x="1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1.1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1.4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0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0.381cm" svg:x="1.1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1.391cm" svg:y="1.817cm">
          <draw:text-box>
            <text:p><text:span text:style-name="T1">Klasse1</text:span></text:p>
          </draw:text-box>
        </draw:frame>
        <draw:custom-shape draw:style-name="gr20" draw:text-style-name="P1" draw:layer="layout" svg:width="2.159cm" svg:height="0.381cm" svg:x="3.527cm" svg:y="1.91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0.769cm" svg:height="0.624cm" svg:x="5.926cm" svg:y="1.817cm">
          <draw:text-box>
            <text:p><text:span text:style-name="T1">+</text:span></text:p>
          </draw:text-box>
        </draw:frame>
        <draw:custom-shape draw:style-name="gr22" draw:text-style-name="P1" draw:layer="layout" svg:width="0.661cm" svg:height="0.381cm" svg:x="5.9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3.792cm" svg:y="1.818cm">
          <draw:text-box>
            <text:p><text:span text:style-name="T1">Klasse2</text:span></text:p>
          </draw:text-box>
        </draw:frame>
        <draw:custom-shape draw:style-name="gr26" draw:text-style-name="P6" draw:layer="layout" svg:width="2.921cm" svg:height="0.635cm" svg:x="19.485cm" svg:y="1.127cm">
          <text:p text:style-name="P3"><text:span text:style-name="T2">K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1.336cm" svg:y="1.127cm">
          <text:p text:style-name="P1"><text:span text:style-name="T2">Kabe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3.137cm" svg:y="1.127cm">
          <text:p text:style-name="P1"><text:span text:style-name="T2">Event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7.7cm" svg:height="17.603cm" svg:x="1cm" svg:y="2.574cm">
          <text:p/>
          <draw:enhanced-geometry svg:viewBox="0 0 21600 21600" draw:type="rectangle" draw:enhanced-path="M 0 0 L 21600 0 21600 21600 0 21600 0 0 Z N"/>
        </draw:custom-shape>
        <draw:custom-shape draw:style-name="gr50" draw:layer="layout" svg:width="4.445cm" svg:height="17.63cm" draw:transform="skewX (0.00279252680319093) translate (1.047cm 2.37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1" draw:layer="layout" svg:width="5.856cm" svg:height="17.603cm" svg:x="22.844cm" svg:y="2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2" draw:text-style-name="P1" draw:layer="layout" svg:width="2.794cm" svg:height="1.096cm" svg:x="7.096cm" svg:y="3.413cm">
          <text:p/>
          <draw:enhanced-geometry svg:viewBox="0 0 21600 21600" draw:type="rectangle" draw:enhanced-path="M 0 0 L 21600 0 21600 21600 0 21600 0 0 Z N"/>
        </draw:custom-shape>
        <draw:custom-shape draw:style-name="gr53" draw:layer="layout" svg:width="2.794cm" svg:height="5.635cm" svg:x="7.096cm" svg:y="4.50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4" draw:layer="layout" svg:width="2.166cm" svg:height="1.089cm" svg:x="7.477cm" svg:y="3.413cm">
          <draw:text-box>
            <text:p>Input</text:p>
          </draw:text-box>
        </draw:frame>
        <draw:custom-shape draw:style-name="gr55" draw:text-style-name="P1" draw:layer="layout" svg:width="2.54cm" svg:height="1.016cm" svg:x="7.223cm" svg:y="9.0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127cm" svg:height="0.001cm" svg:x="-0.778cm" svg:y="8.87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0.173cm" svg:height="1.037cm" svg:x="8.447cm" svg:y="9.05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1.016cm" svg:height="0.214cm" svg:x="7.985cm" svg:y="9.44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2.032cm" svg:height="0.889cm" svg:x="7.477cm" svg:y="4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" draw:layer="layout" svg:width="0.381cm" svg:height="0.381cm" svg:x="8.901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89cm" svg:height="0.508cm" svg:x="7.731cm" svg:y="5.06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7.7cm" svg:height="0.889cm" svg:x="1.027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6.246cm" svg:y1="1.481cm" svg:x2="26.5cm" svg:y2="1.481cm">
          <text:p/>
        </draw:line>
        <draw:line draw:style-name="gr16" draw:text-style-name="P1" draw:layer="layout" svg:x1="27.797cm" svg:y1="1.127cm" svg:x2="28.432cm" svg:y2="1.762cm">
          <text:p/>
        </draw:line>
        <draw:line draw:style-name="gr16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5.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7.7cm" svg:height="0.587cm" svg:x="1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1.1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1.4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0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0.381cm" svg:x="1.1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1.391cm" svg:y="1.817cm">
          <draw:text-box>
            <text:p><text:span text:style-name="T1">Klasse1</text:span></text:p>
          </draw:text-box>
        </draw:frame>
        <draw:custom-shape draw:style-name="gr20" draw:text-style-name="P1" draw:layer="layout" svg:width="2.159cm" svg:height="0.381cm" svg:x="3.527cm" svg:y="1.91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0.769cm" svg:height="0.624cm" svg:x="5.926cm" svg:y="1.817cm">
          <draw:text-box>
            <text:p><text:span text:style-name="T1">+</text:span></text:p>
          </draw:text-box>
        </draw:frame>
        <draw:custom-shape draw:style-name="gr22" draw:text-style-name="P1" draw:layer="layout" svg:width="0.661cm" svg:height="0.381cm" svg:x="5.9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3.792cm" svg:y="1.818cm">
          <draw:text-box>
            <text:p><text:span text:style-name="T1">Klasse2</text:span></text:p>
          </draw:text-box>
        </draw:frame>
        <draw:custom-shape draw:style-name="gr26" draw:text-style-name="P6" draw:layer="layout" svg:width="2.921cm" svg:height="0.635cm" svg:x="19.485cm" svg:y="1.127cm">
          <text:p text:style-name="P3"><text:span text:style-name="T2">K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1.336cm" svg:y="1.127cm">
          <text:p text:style-name="P1"><text:span text:style-name="T2">Kabe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3.137cm" svg:y="1.127cm">
          <text:p text:style-name="P1"><text:span text:style-name="T2">Event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7.7cm" svg:height="17.603cm" svg:x="1cm" svg:y="2.524cm">
          <text:p/>
          <draw:enhanced-geometry svg:viewBox="0 0 21600 21600" draw:type="rectangle" draw:enhanced-path="M 0 0 L 21600 0 21600 21600 0 21600 0 0 Z N"/>
        </draw:custom-shape>
        <draw:custom-shape draw:style-name="gr61" draw:layer="layout" svg:width="4.445cm" svg:height="17.63cm" draw:transform="skewX (0.00279252680319093) translate (1.047cm 2.37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2" draw:layer="layout" svg:width="5.856cm" svg:height="17.603cm" svg:x="22.844cm" svg:y="2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2" draw:text-style-name="P1" draw:layer="layout" svg:width="2.794cm" svg:height="1.096cm" svg:x="7.096cm" svg:y="3.413cm">
          <text:p/>
          <draw:enhanced-geometry svg:viewBox="0 0 21600 21600" draw:type="rectangle" draw:enhanced-path="M 0 0 L 21600 0 21600 21600 0 21600 0 0 Z N"/>
        </draw:custom-shape>
        <draw:custom-shape draw:style-name="gr53" draw:layer="layout" svg:width="2.794cm" svg:height="5.635cm" svg:x="7.096cm" svg:y="4.50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4" draw:text-style-name="P11" draw:layer="layout" svg:width="2.166cm" svg:height="1.089cm" svg:x="7.477cm" svg:y="3.413cm">
          <draw:text-box>
            <text:p><text:span text:style-name="T6">Input</text:span></text:p>
          </draw:text-box>
        </draw:frame>
        <draw:custom-shape draw:style-name="gr55" draw:text-style-name="P1" draw:layer="layout" svg:width="2.54cm" svg:height="1.016cm" svg:x="7.223cm" svg:y="9.0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127cm" svg:height="0.001cm" svg:x="-0.778cm" svg:y="8.87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0.173cm" svg:height="1.037cm" svg:x="8.447cm" svg:y="9.05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1.016cm" svg:height="0.214cm" svg:x="7.985cm" svg:y="9.44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2.032cm" svg:height="0.889cm" svg:x="7.477cm" svg:y="4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" draw:layer="layout" svg:width="0.381cm" svg:height="0.381cm" svg:x="8.901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89cm" svg:height="0.508cm" svg:x="7.731cm" svg:y="5.064cm">
          <text:p/>
          <draw:enhanced-geometry svg:viewBox="0 0 21600 21600" draw:type="rectangle" draw:enhanced-path="M 0 0 L 21600 0 21600 21600 0 21600 0 0 Z N"/>
        </draw:custom-shape>
        <draw:custom-shape draw:style-name="gr63" draw:layer="layout" svg:width="5.856cm" svg:height="5.461cm" svg:x="22.845cm" svg:y="2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3" draw:layer="layout" svg:width="5.856cm" svg:height="5.461cm" svg:x="22.846cm" svg:y="7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4" draw:layer="layout" svg:width="5.856cm" svg:height="4.224cm" svg:x="22.847cm" svg:y="12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layer="layout" svg:width="4.445cm" svg:height="8.281cm" draw:transform="skewX (0.00279252680319093) translate (1.047cm 2.371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1" draw:layer="layout" svg:width="4.164cm" svg:height="8.863cm" svg:x="1cm" svg:y="2.6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302cm" svg:height="0.889cm" svg:x="1.508cm" svg:y="3.2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302cm" svg:height="0.889cm" svg:x="1.508cm" svg:y="4.3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302cm" svg:height="0.889cm" svg:x="1.508cm" svg:y="5.5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302cm" svg:height="0.889cm" svg:x="1.508cm" svg:y="6.7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302cm" svg:height="0.889cm" svg:x="1.508cm" svg:y="7.9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302cm" svg:height="0.889cm" svg:x="1.508cm" svg:y="9.159cm">
          <text:p/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2.794cm" svg:height="0.831cm" svg:x="1.762cm" svg:y="2.424cm">
          <draw:text-box>
            <text:p text:style-name="P1"><text:span text:style-name="T3"><text:s/></text:span><text:span text:style-name="T3">Blokken</text:span></text:p>
          </draw:text-box>
        </draw:frame>
        <draw:custom-shape draw:style-name="gr37" draw:text-style-name="P1" draw:layer="layout" svg:width="3.302cm" svg:height="0.889cm" svg:x="1.508cm" svg:y="10.259cm">
          <text:p/>
          <draw:enhanced-geometry svg:viewBox="0 0 21600 21600" draw:type="rectangle" draw:enhanced-path="M 0 0 L 21600 0 21600 21600 0 21600 0 0 Z N"/>
        </draw:custom-shape>
        <draw:frame draw:style-name="gr65" draw:text-style-name="P2" draw:layer="layout" svg:width="2.794cm" svg:height="0.997cm" svg:x="1.762cm" svg:y="3.224cm">
          <draw:text-box>
            <text:p text:style-name="P1"><text:span text:style-name="T1"><text:s/></text:span><text:span text:style-name="T1">Functie &amp; <text:s/>handler</text:span></text:p>
          </draw:text-box>
        </draw:frame>
        <draw:frame draw:style-name="gr66" draw:text-style-name="P2" draw:layer="layout" svg:width="2.794cm" svg:height="0.624cm" svg:x="1.762cm" svg:y="4.525cm">
          <draw:text-box>
            <text:p text:style-name="P1"><text:span text:style-name="T1"><text:s/></text:span><text:span text:style-name="T1">Motion</text:span></text:p>
          </draw:text-box>
        </draw:frame>
        <draw:frame draw:style-name="gr66" draw:text-style-name="P2" draw:layer="layout" svg:width="2.794cm" svg:height="0.624cm" svg:x="1.762cm" svg:y="5.726cm">
          <draw:text-box>
            <text:p text:style-name="P1"><text:span text:style-name="T1"><text:s/></text:span><text:span text:style-name="T1">Visueel</text:span></text:p>
          </draw:text-box>
        </draw:frame>
        <draw:frame draw:style-name="gr66" draw:text-style-name="P2" draw:layer="layout" svg:width="2.794cm" svg:height="0.624cm" svg:x="1.762cm" svg:y="6.927cm">
          <draw:text-box>
            <text:p text:style-name="P1"><text:span text:style-name="T1"><text:s/></text:span><text:span text:style-name="T1">Operators</text:span></text:p>
          </draw:text-box>
        </draw:frame>
        <draw:frame draw:style-name="gr66" draw:text-style-name="P2" draw:layer="layout" svg:width="2.794cm" svg:height="0.624cm" svg:x="1.762cm" svg:y="8.228cm">
          <draw:text-box>
            <text:p text:style-name="P1"><text:span text:style-name="T1"><text:s/></text:span><text:span text:style-name="T1">Control</text:span></text:p>
          </draw:text-box>
        </draw:frame>
        <draw:frame draw:style-name="gr65" draw:text-style-name="P2" draw:layer="layout" svg:width="2.794cm" svg:height="0.997cm" svg:x="1.762cm" svg:y="9.329cm">
          <draw:text-box>
            <text:p text:style-name="P1"><text:span text:style-name="T1"><text:s/></text:span><text:span text:style-name="T1">Events &amp; Emit</text:span></text:p>
          </draw:text-box>
        </draw:frame>
        <draw:frame draw:style-name="gr66" draw:text-style-name="P2" draw:layer="layout" svg:width="2.794cm" svg:height="0.624cm" svg:x="1.762cm" svg:y="10.43cm">
          <draw:text-box>
            <text:p text:style-name="P1"><text:span text:style-name="T1"><text:s/></text:span><text:span text:style-name="T1">Var &amp; type</text:span></text:p>
          </draw:text-box>
        </draw:frame>
      </draw:page>
      <draw:page draw:name="page10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7.7cm" svg:height="0.889cm" svg:x="1.027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6.246cm" svg:y1="1.481cm" svg:x2="26.5cm" svg:y2="1.481cm">
          <text:p/>
        </draw:line>
        <draw:line draw:style-name="gr16" draw:text-style-name="P1" draw:layer="layout" svg:x1="27.797cm" svg:y1="1.127cm" svg:x2="28.432cm" svg:y2="1.762cm">
          <text:p/>
        </draw:line>
        <draw:line draw:style-name="gr16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7.7cm" svg:height="0.587cm" svg:x="1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1.1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1.4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0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0.381cm" svg:x="1.1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1.391cm" svg:y="1.817cm">
          <draw:text-box>
            <text:p><text:span text:style-name="T1">Klasse1</text:span></text:p>
          </draw:text-box>
        </draw:frame>
        <draw:custom-shape draw:style-name="gr20" draw:text-style-name="P1" draw:layer="layout" svg:width="2.159cm" svg:height="0.381cm" svg:x="3.527cm" svg:y="1.91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0.769cm" svg:height="0.624cm" svg:x="5.926cm" svg:y="1.817cm">
          <draw:text-box>
            <text:p><text:span text:style-name="T1">+</text:span></text:p>
          </draw:text-box>
        </draw:frame>
        <draw:custom-shape draw:style-name="gr22" draw:text-style-name="P1" draw:layer="layout" svg:width="0.661cm" svg:height="0.381cm" svg:x="5.927cm" svg:y="1.916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.721cm" svg:height="0.624cm" svg:x="3.792cm" svg:y="1.818cm">
          <draw:text-box>
            <text:p><text:span text:style-name="T1">Klasse2</text:span></text:p>
          </draw:text-box>
        </draw:frame>
        <draw:custom-shape draw:style-name="gr26" draw:text-style-name="P6" draw:layer="layout" svg:width="2.921cm" svg:height="0.635cm" svg:x="19.485cm" svg:y="1.127cm">
          <text:p text:style-name="P3"><text:span text:style-name="T2">K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1.336cm" svg:y="1.127cm">
          <text:p text:style-name="P1"><text:span text:style-name="T2">Kabe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3.137cm" svg:y="1.127cm">
          <text:p text:style-name="P1"><text:span text:style-name="T2">Event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layer="layout" svg:width="4.445cm" svg:height="17.63cm" draw:transform="skewX (0.00279252680319093) translate (1.049cm 2.37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2" draw:layer="layout" svg:width="5.856cm" svg:height="17.603cm" svg:x="22.844cm" svg:y="2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2" draw:text-style-name="P1" draw:layer="layout" svg:width="2.794cm" svg:height="1.096cm" svg:x="7.096cm" svg:y="3.413cm">
          <text:p/>
          <draw:enhanced-geometry svg:viewBox="0 0 21600 21600" draw:type="rectangle" draw:enhanced-path="M 0 0 L 21600 0 21600 21600 0 21600 0 0 Z N"/>
        </draw:custom-shape>
        <draw:custom-shape draw:style-name="gr53" draw:layer="layout" svg:width="2.794cm" svg:height="5.635cm" svg:x="7.096cm" svg:y="4.50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4" draw:text-style-name="P11" draw:layer="layout" svg:width="2.166cm" svg:height="1.089cm" svg:x="7.477cm" svg:y="3.413cm">
          <draw:text-box>
            <text:p><text:span text:style-name="T6">Input</text:span></text:p>
          </draw:text-box>
        </draw:frame>
        <draw:custom-shape draw:style-name="gr55" draw:text-style-name="P1" draw:layer="layout" svg:width="2.54cm" svg:height="1.016cm" svg:x="7.223cm" svg:y="9.0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127cm" svg:height="0.001cm" svg:x="-0.778cm" svg:y="8.87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0.173cm" svg:height="1.037cm" svg:x="8.447cm" svg:y="9.05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1.016cm" svg:height="0.214cm" svg:x="7.985cm" svg:y="9.44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2.032cm" svg:height="0.889cm" svg:x="7.477cm" svg:y="4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" xml:id="id1" draw:id="id1" draw:layer="layout" svg:width="0.381cm" svg:height="0.381cm" svg:x="8.901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89cm" svg:height="0.508cm" svg:x="7.731cm" svg:y="5.064cm">
          <text:p/>
          <draw:enhanced-geometry svg:viewBox="0 0 21600 21600" draw:type="rectangle" draw:enhanced-path="M 0 0 L 21600 0 21600 21600 0 21600 0 0 Z N"/>
        </draw:custom-shape>
        <draw:custom-shape draw:style-name="gr63" draw:layer="layout" svg:width="5.856cm" svg:height="5.461cm" svg:x="22.845cm" svg:y="2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3" draw:layer="layout" svg:width="5.856cm" svg:height="5.461cm" svg:x="22.846cm" svg:y="7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4" draw:layer="layout" svg:width="5.856cm" svg:height="4.224cm" svg:x="22.847cm" svg:y="12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layer="layout" svg:width="4.445cm" svg:height="8.281cm" draw:transform="skewX (0.00279252680319093) translate (1.047cm 2.371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1" draw:layer="layout" svg:width="4.164cm" svg:height="8.863cm" svg:x="1cm" svg:y="2.67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302cm" svg:height="0.889cm" svg:x="1.508cm" svg:y="3.23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3.302cm" svg:height="0.889cm" svg:x="1.508cm" svg:y="4.35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3.302cm" svg:height="0.889cm" svg:x="1.508cm" svg:y="5.55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3.302cm" svg:height="0.889cm" svg:x="1.508cm" svg:y="6.75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3.302cm" svg:height="0.889cm" svg:x="1.508cm" svg:y="7.95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3.302cm" svg:height="0.889cm" svg:x="1.508cm" svg:y="9.159cm">
          <text:p/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2.794cm" svg:height="0.831cm" svg:x="1.762cm" svg:y="2.424cm">
          <draw:text-box>
            <text:p text:style-name="P1"><text:span text:style-name="T3"><text:s/></text:span><text:span text:style-name="T3">Blokken</text:span></text:p>
          </draw:text-box>
        </draw:frame>
        <draw:custom-shape draw:style-name="gr68" draw:text-style-name="P1" draw:layer="layout" svg:width="3.302cm" svg:height="0.889cm" svg:x="1.508cm" svg:y="10.259cm">
          <text:p/>
          <draw:enhanced-geometry svg:viewBox="0 0 21600 21600" draw:type="rectangle" draw:enhanced-path="M 0 0 L 21600 0 21600 21600 0 21600 0 0 Z N"/>
        </draw:custom-shape>
        <draw:frame draw:style-name="gr65" draw:text-style-name="P8" draw:layer="layout" svg:width="2.794cm" svg:height="0.997cm" svg:x="1.762cm" svg:y="3.224cm">
          <draw:text-box>
            <text:p text:style-name="P1"><text:span text:style-name="T1"><text:s/></text:span><text:span text:style-name="T1">Functie &amp; <text:s/>handler</text:span></text:p>
          </draw:text-box>
        </draw:frame>
        <draw:frame draw:style-name="gr66" draw:text-style-name="P8" draw:layer="layout" svg:width="2.794cm" svg:height="0.624cm" svg:x="1.762cm" svg:y="4.525cm">
          <draw:text-box>
            <text:p text:style-name="P1"><text:span text:style-name="T1"><text:s/></text:span><text:span text:style-name="T1">Motion</text:span></text:p>
          </draw:text-box>
        </draw:frame>
        <draw:frame draw:style-name="gr66" draw:text-style-name="P8" draw:layer="layout" svg:width="2.794cm" svg:height="0.624cm" svg:x="1.762cm" svg:y="5.726cm">
          <draw:text-box>
            <text:p text:style-name="P1"><text:span text:style-name="T1"><text:s/></text:span><text:span text:style-name="T1">Visueel</text:span></text:p>
          </draw:text-box>
        </draw:frame>
        <draw:frame draw:style-name="gr66" draw:text-style-name="P8" draw:layer="layout" svg:width="2.794cm" svg:height="0.624cm" svg:x="1.762cm" svg:y="6.927cm">
          <draw:text-box>
            <text:p text:style-name="P1"><text:span text:style-name="T1"><text:s/></text:span><text:span text:style-name="T1">Operatoren</text:span></text:p>
          </draw:text-box>
        </draw:frame>
        <draw:frame draw:style-name="gr66" draw:text-style-name="P8" draw:layer="layout" svg:width="2.794cm" svg:height="0.624cm" svg:x="1.762cm" svg:y="8.228cm">
          <draw:text-box>
            <text:p text:style-name="P1"><text:span text:style-name="T1"><text:s/></text:span><text:span text:style-name="T1">Controle</text:span></text:p>
          </draw:text-box>
        </draw:frame>
        <draw:frame draw:style-name="gr65" draw:text-style-name="P8" draw:layer="layout" svg:width="2.794cm" svg:height="0.997cm" svg:x="1.762cm" svg:y="9.329cm">
          <draw:text-box>
            <text:p text:style-name="P1"><text:span text:style-name="T1"><text:s/></text:span><text:span text:style-name="T1">Events &amp; Emit</text:span></text:p>
          </draw:text-box>
        </draw:frame>
        <draw:frame draw:style-name="gr66" draw:text-style-name="P8" draw:layer="layout" svg:width="2.794cm" svg:height="0.624cm" svg:x="1.762cm" svg:y="10.43cm">
          <draw:text-box>
            <text:p text:style-name="P1"><text:span text:style-name="T1"><text:s/></text:span><text:span text:style-name="T1">Var &amp; type</text:span></text:p>
          </draw:text-box>
        </draw:frame>
        <draw:custom-shape draw:style-name="gr70" draw:layer="layout" svg:width="6.223cm" svg:height="3.26cm" svg:x="13.319cm" svg:y="6.75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1" draw:text-style-name="P13" draw:layer="layout" svg:width="6.223cm" svg:height="1.016cm" svg:x="13.319cm" svg:y="5.826cm">
          <text:p text:style-name="P3"><text:span text:style-name="T7"><text:s text:c="3"/></text:span><text:span text:style-name="T7">Druk</text:span><text:span text:style-name="T8"> </text:span></text:p>
          <draw:enhanced-geometry svg:viewBox="0 0 21600 21600" draw:type="rectangle" draw:enhanced-path="M 0 0 L 21600 0 21600 21600 0 21600 0 0 Z N"/>
        </draw:custom-shape>
        <draw:custom-shape draw:style-name="gr72" draw:text-style-name="P1" xml:id="id2" draw:id="id2" draw:layer="layout" svg:width="0.328cm" svg:height="0.338cm" svg:x="13.401cm" svg:y="6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draw:type="curve" svg:x1="9.227cm" svg:y1="5.444cm" svg:x2="13.681cm" svg:y2="6.214cm" draw:start-shape="id1" draw:start-glue-point="9" draw:end-shape="id2" draw:end-glue-point="11" svg:d="M9227 5444c2970 0 4454 256 4454 770" svg:viewBox="0 0 4455 771">
          <text:p/>
        </draw:connector>
        <draw:custom-shape draw:style-name="gr74" draw:layer="layout" svg:width="2.413cm" svg:height="2.488cm" svg:x="1.919cm" svg:y="12.61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5" draw:text-style-name="P13" draw:layer="layout" svg:width="2.413cm" svg:height="0.61cm" svg:x="1.919cm" svg:y="12.059cm">
          <text:p text:style-name="P3"><text:span text:style-name="T9"><text:s text:c="3"/></text:span><text:span text:style-name="T9">Handler</text:span><text:span text:style-name="T7"> <text:s text:c="4"/></text:span></text:p>
          <draw:enhanced-geometry svg:viewBox="0 0 21600 21600" draw:type="rectangle" draw:enhanced-path="M 0 0 L 21600 0 21600 21600 0 21600 0 0 Z N"/>
        </draw:custom-shape>
        <draw:custom-shape draw:style-name="gr76" draw:layer="layout" svg:width="5.969cm" svg:height="2.112cm" svg:x="6.715cm" svg:y="14.25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7" draw:text-style-name="P14" draw:layer="layout" svg:width="5.969cm" svg:height="1.19cm" svg:x="6.715cm" svg:y="13.065cm">
          <text:p text:style-name="P3"><text:span text:style-name="T10">Functie1 <text:s text:c="8"/></text:span></text:p>
          <draw:enhanced-geometry svg:viewBox="0 0 21600 21600" draw:type="rectangle" draw:enhanced-path="M 0 0 L 21600 0 21600 21600 0 21600 0 0 Z N"/>
        </draw:custom-shape>
        <draw:custom-shape draw:style-name="gr78" draw:text-style-name="P8" draw:layer="layout" svg:width="0.986cm" svg:height="0.54cm" svg:x="10.48cm" svg:y="13.39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072cm" svg:height="0.626cm" svg:x="12.253cm" svg:y="13.41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426cm" svg:height="0.13cm" svg:x="12.059cm" svg:y="13.6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2.6cm" svg:height="0.758cm" svg:x="9.135cm" svg:y="13.28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5.207cm" svg:height="0.762cm" svg:x="23.225cm" svg:y="12.81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5.207cm" svg:height="0.762cm" svg:x="23.225cm" svg:y="7.81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5.207cm" svg:height="0.762cm" svg:x="23.225cm" svg:y="16.611cm">
          <text:p/>
          <draw:enhanced-geometry svg:viewBox="0 0 21600 21600" draw:type="rectangle" draw:enhanced-path="M 0 0 L 21600 0 21600 21600 0 21600 0 0 Z N"/>
        </draw:custom-shape>
        <draw:frame draw:style-name="gr83" draw:text-style-name="P12" draw:layer="layout" svg:width="4.064cm" svg:height="0.806cm" svg:x="23.86cm" svg:y="7.604cm">
          <draw:text-box>
            <text:p text:style-name="P1"><text:span text:style-name="T3">Uiterlijk</text:span></text:p>
          </draw:text-box>
        </draw:frame>
        <draw:frame draw:style-name="gr84" draw:text-style-name="P12" draw:layer="layout" svg:width="4.064cm" svg:height="1.361cm" svg:x="23.86cm" svg:y="12.303cm">
          <draw:text-box>
            <text:p text:style-name="P1"><text:span text:style-name="T3">Member Variabelen</text:span></text:p>
          </draw:text-box>
        </draw:frame>
        <draw:frame draw:style-name="gr83" draw:text-style-name="P12" draw:layer="layout" svg:width="4.064cm" svg:height="0.806cm" svg:x="23.86cm" svg:y="16.304cm">
          <draw:text-box>
            <text:p text:style-name="P1"><text:span text:style-name="T3">Events</text:span></text:p>
          </draw:text-box>
        </draw:frame>
        <draw:custom-shape draw:style-name="gr74" draw:layer="layout" svg:width="2.413cm" svg:height="2.488cm" svg:x="1.889cm" svg:y="16.0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5" draw:text-style-name="P13" draw:layer="layout" svg:width="2.413cm" svg:height="0.61cm" svg:x="1.889cm" svg:y="15.479cm">
          <text:p text:style-name="P3"><text:span text:style-name="T9"><text:s text:c="3"/></text:span><text:span text:style-name="T9">Functie</text:span><text:span text:style-name="T7"> <text:s text:c="4"/></text:span>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072cm" svg:height="0.626cm" svg:x="27.61cm" svg:y="15.3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426cm" svg:height="0.13cm" svg:x="27.416cm" svg:y="15.597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5" draw:layer="layout" svg:width="2.159cm" svg:height="0.762cm" svg:x="24.622cm" svg:y="17.51cm">
          <text:p text:style-name="P1"><text:span text:style-name="T11">onClick</text:span>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0.889cm" svg:height="0.508cm" svg:x="7.731cm" svg:y="5.064cm">
          <text:p text:style-name="P1"><text:span text:style-name="T12">onClick</text:span></text:p>
          <draw:enhanced-geometry svg:viewBox="0 0 21600 21600" draw:type="rectangle" draw:enhanced-path="M 0 0 L 21600 0 21600 21600 0 21600 0 0 Z N"/>
        </draw:custom-shape>
        <draw:custom-shape draw:style-name="gr87" draw:text-style-name="P8" draw:layer="layout" svg:width="1.397cm" svg:height="0.635cm" svg:x="17.002cm" svg:y="5.98cm">
          <text:p text:style-name="P1"><text:span text:style-name="T1">onClick</text:span></text:p>
          <draw:enhanced-geometry svg:viewBox="0 0 21600 21600" draw:type="rectangle" draw:enhanced-path="M 0 0 L 21600 0 21600 21600 0 21600 0 0 Z N"/>
        </draw:custom-shape>
        <draw:custom-shape draw:style-name="gr88" draw:text-style-name="P16" draw:layer="layout" svg:width="0.896cm" svg:height="0.54cm" svg:x="9.355cm" svg:y="13.414cm">
          <text:p text:style-name="P1"><text:span text:style-name="T12">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layer="layout" svg:width="1.651cm" svg:height="1.431cm" svg:x="24.876cm" svg:y="4.34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0.872cm" svg:height="0.807cm" draw:transform="skewX (0.00122173047639603) rotate (-0.0270526034059124) translate (25.283cm 4.5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" draw:layer="layout" svg:width="0.381cm" svg:height="3.048cm" svg:x="27.543cm" svg:y="9.02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683cm" svg:height="1.27cm" svg:x="23.606cm" svg:y="9.128cm">
          <text:p text:style-name="P1">drukknop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3.683cm" svg:height="1.27cm" svg:x="23.606cm" svg:y="10.628cm">
          <text:p text:style-name="P1"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072cm" svg:height="0.626cm" svg:x="25.51cm" svg:y="10.9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426cm" svg:height="0.13cm" svg:x="25.316cm" svg:y="11.197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7" draw:layer="layout" svg:width="4.218cm" svg:height="0.762cm" svg:x="13.8cm" svg:y="7.223cm">
          <text:p text:style-name="P3"><text:span text:style-name="T13">make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8" draw:layer="layout" svg:width="0.98cm" svg:height="0.419cm" svg:x="16.771cm" svg:y="7.33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2.413cm" svg:height="0.489cm" svg:x="15.605cm" svg:y="7.3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6" draw:layer="layout" svg:width="0.89cm" svg:height="0.42cm" svg:x="15.654cm" svg:y="7.353cm">
          <text:p text:style-name="P1"><text:span text:style-name="T12">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draw:layer="layout" svg:width="0.381cm" svg:height="1.504cm" svg:x="27.543cm" svg:y="17.67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xml:id="id3" draw:id="id3" draw:layer="layout" svg:width="0.889cm" svg:height="0.762cm" svg:x="13.862cm" svg:y="8.07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xml:id="id4" draw:id="id4" draw:layer="layout" svg:width="3.175cm" svg:height="0.762cm" svg:x="15.513cm" svg:y="8.07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0.508cm" svg:height="0.508cm" svg:x="14.043cm" svg:y="8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" draw:text-style-name="P1" draw:layer="layout" draw:type="line" svg:x1="14.751cm" svg:y1="8.457cm" svg:x2="15.513cm" svg:y2="8.457cm" draw:start-shape="id3" draw:start-glue-point="1" draw:end-shape="id4" svg:d="M14751 8457h762" svg:viewBox="0 0 763 1">
          <text:p/>
        </draw:connector>
        <draw:frame draw:style-name="gr103" draw:text-style-name="P18" draw:layer="layout" svg:width="1.848cm" svg:height="0.649cm" svg:x="15.57cm" svg:y="8.076cm">
          <draw:text-box>
            <text:p><text:span text:style-name="T2">Functie1</text:span></text:p>
          </draw:text-box>
        </draw:frame>
        <draw:custom-shape draw:style-name="gr78" draw:text-style-name="P8" draw:layer="layout" svg:width="0.986cm" svg:height="0.54cm" svg:x="17.58cm" svg:y="8.19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04" draw:text-style-name="P17" draw:layer="layout" svg:width="4.572cm" svg:height="1.143cm" svg:x="7.05cm" svg:y="14.543cm">
          <text:p text:style-name="P3"><text:span text:style-name="T13">e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5" draw:layer="layout" svg:width="1.905cm" svg:height="0.889cm" svg:x="9.109cm" svg:y="14.67cm">
          <text:p text:style-name="P1"><text:span text:style-name="T11">pushed</text:span></text:p>
          <draw:enhanced-geometry svg:viewBox="0 0 21600 21600" draw:type="rectangle" draw:enhanced-path="M 0 0 L 21600 0 21600 21600 0 21600 0 0 Z N"/>
        </draw:custom-shape>
        <draw:frame draw:style-name="gr106" draw:text-style-name="P19" draw:layer="layout" svg:width="1.298cm" svg:height="0.806cm" svg:x="1.116cm" svg:y="1cm">
          <draw:text-box>
            <text:p><text:span text:style-name="T10">File</text:span></text:p>
          </draw:text-box>
        </draw:frame>
        <draw:frame draw:style-name="gr107" draw:text-style-name="P19" draw:layer="layout" svg:width="2.297cm" svg:height="0.806cm" svg:x="3.402cm" svg:y="1cm">
          <draw:text-box>
            <text:p><text:span text:style-name="T10">Settings</text:span></text:p>
          </draw:text-box>
        </draw:frame>
        <draw:custom-shape draw:style-name="gr108" draw:text-style-name="P15" draw:layer="layout" svg:width="2.159cm" svg:height="0.889cm" svg:x="24.595cm" svg:y="18.399cm">
          <text:p text:style-name="P1"><text:span text:style-name="T11">pushed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_5f_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7.7cm" svg:height="0.889cm" svg:x="1.027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62cm" svg:height="0.662cm" svg:x="27.7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6.87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762cm" svg:height="0.662cm" svg:x="25.97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81cm" svg:height="0.381cm" svg:x="27.035cm" svg:y="1.2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6.246cm" svg:y1="1.481cm" svg:x2="26.5cm" svg:y2="1.481cm">
          <text:p/>
        </draw:line>
        <draw:line draw:style-name="gr16" draw:text-style-name="P1" draw:layer="layout" svg:x1="27.797cm" svg:y1="1.127cm" svg:x2="28.432cm" svg:y2="1.762cm">
          <text:p/>
        </draw:line>
        <draw:line draw:style-name="gr16" draw:text-style-name="P1" draw:layer="layout" svg:x1="28.432cm" svg:y1="1.127cm" svg:x2="27.797cm" svg:y2="1.762cm">
          <text:p/>
        </draw:line>
        <draw:custom-shape draw:style-name="gr6" draw:text-style-name="P1" draw:layer="layout" svg:width="2.286cm" svg:height="0.889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889cm" svg:x="3.3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7.7cm" svg:height="0.587cm" svg:x="1cm" svg:y="1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71cm" svg:height="0.338cm" svg:x="13.372cm" svg:y="1.102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671cm" svg:height="0.246cm" svg:x="13.372cm" svg:y="1.4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156cm" svg:height="0.663cm" svg:x="14.696cm" svg:y="1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56cm" svg:height="0.663cm" svg:x="14.941cm" svg:y="1.0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2.921cm" svg:height="0.635cm" svg:x="19.485cm" svg:y="1.127cm">
          <text:p text:style-name="P3"><text:span text:style-name="T2">K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.778cm" svg:height="0.635cm" svg:x="21.336cm" svg:y="1.127cm">
          <text:p text:style-name="P1"><text:span text:style-name="T2">Kabe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78cm" svg:height="0.635cm" svg:x="23.137cm" svg:y="1.127cm">
          <text:p text:style-name="P1"><text:span text:style-name="T2">Event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0.127cm" svg:height="0.001cm" svg:x="-0.778cm" svg:y="8.87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6" draw:text-style-name="P19" draw:layer="layout" svg:width="1.298cm" svg:height="0.806cm" svg:x="1.116cm" svg:y="1cm">
          <draw:text-box>
            <text:p><text:span text:style-name="T10">File</text:span></text:p>
          </draw:text-box>
        </draw:frame>
        <draw:frame draw:style-name="gr107" draw:text-style-name="P19" draw:layer="layout" svg:width="2.297cm" svg:height="0.806cm" svg:x="3.402cm" svg:y="1cm">
          <draw:text-box>
            <text:p><text:span text:style-name="T10">Settings</text:span></text:p>
          </draw:text-box>
        </draw:frame>
        <draw:custom-shape draw:style-name="gr40" draw:layer="layout" svg:width="4.445cm" svg:height="18.112cm" draw:transform="skewX (0.00279252680319093) translate (1.048cm 1.8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layer="layout" svg:width="4.445cm" svg:height="8.281cm" draw:transform="skewX (0.00279252680319093) translate (1.048cm 2.36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1" draw:layer="layout" svg:width="4.164cm" svg:height="8.863cm" svg:x="1.001cm" svg:y="2.67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draw:layer="layout" svg:width="3.301cm" svg:height="0.818cm" svg:x="1.509cm" svg:y="3.23cm">
          <text:p/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2.794cm" svg:height="0.831cm" svg:x="1.763cm" svg:y="2.422cm">
          <draw:text-box>
            <text:p text:style-name="P1"><text:span text:style-name="T3">Events</text:span></text:p>
          </draw:text-box>
        </draw:frame>
        <draw:frame draw:style-name="gr39" draw:text-style-name="P8" draw:layer="layout" svg:width="2.667cm" svg:height="0.963cm" svg:x="1.763cm" svg:y="3.285cm">
          <draw:text-box>
            <text:p text:style-name="P1"><text:span text:style-name="T1">Pushed</text:span></text:p>
          </draw:text-box>
        </draw:frame>
        <draw:custom-shape draw:style-name="gr36" draw:text-style-name="P1" draw:layer="layout" svg:width="4.164cm" svg:height="8.863cm" svg:x="1.001cm" svg:y="10.77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3.15cm" svg:height="0.69cm" svg:x="1.606cm" svg:y="4.62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364cm" svg:height="0.071cm" svg:x="3.069cm" svg:y="4.93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" draw:layer="layout" svg:width="0.076cm" svg:height="0.376cm" svg:x="3.21cm" svg:y="4.81cm">
          <text:p/>
          <draw:enhanced-geometry svg:viewBox="0 0 21600 21600" draw:type="rectangle" draw:enhanced-path="M 0 0 L 21600 0 21600 21600 0 21600 0 0 Z N"/>
        </draw:custom-shape>
        <draw:custom-shape draw:style-name="gr112" draw:layer="layout" svg:width="5.334cm" svg:height="4.445cm" svg:x="11.414cm" svg:y="5.6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3" draw:text-style-name="P1" draw:layer="layout" svg:width="5.334cm" svg:height="1.524cm" svg:x="11.414cm" svg:y="4.275cm">
          <text:p/>
          <draw:enhanced-geometry svg:viewBox="0 0 21600 21600" draw:type="rectangle" draw:enhanced-path="M 0 0 L 21600 0 21600 21600 0 21600 0 0 Z N"/>
        </draw:custom-shape>
        <draw:frame draw:style-name="gr114" draw:layer="layout" svg:width="2.648cm" svg:height="0.962cm" svg:x="12.684cm" svg:y="4.683cm">
          <draw:text-box>
            <text:p>Pushed</text:p>
          </draw:text-box>
        </draw:frame>
        <draw:custom-shape draw:style-name="gr79" draw:text-style-name="P1" draw:layer="layout" svg:width="0.072cm" svg:height="0.626cm" svg:x="15.91cm" svg:y="8.9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426cm" svg:height="0.13cm" svg:x="15.716cm" svg:y="9.1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ijs Kaminski</meta:initial-creator>
    <meta:creation-date>2015-02-23T18:23:00.145369457</meta:creation-date>
    <meta:editing-cycles>26</meta:editing-cycles>
    <meta:editing-duration>PT3H33M52S</meta:editing-duration>
    <dc:date>2015-02-26T22:34:41.959849318</dc:date>
    <meta:generator>LibreOffice/4.3.3.2$Linux_X86_64 LibreOffice_project/430m0$Build-2</meta:generator>
    <dc:creator>Matthijs Kaminski</dc:creator>
    <meta:document-statistic meta:object-count="4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7cm" xlink:href="." xlink:type="simple" chart:class="chart:bar" chart:style-name="ch1">
        <chart:legend chart:legend-position="end" svg:x="13.788cm" svg:y="3.701cm" style:legend-expansion="high" chart:style-name="ch2"/>
        <chart:plot-area chart:style-name="ch3" chart:data-source-has-labels="both" svg:x="0.319cm" svg:y="0.179cm" svg:width="13.15cm" svg:height="8.639cm">
          <chartooo:coordinate-region svg:x="0.94cm" svg:y="0.379cm" svg:width="12.529cm" svg:height="7.79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